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300C700000395C0000203FA11CC658F3933855.wmf" manifest:media-type="image/x-wmf"/>
  <manifest:file-entry manifest:full-path="Pictures/10300C700000395C0000203FA9E9F4A7ACF87258.wmf" manifest:media-type="image/x-wmf"/>
  <manifest:file-entry manifest:full-path="Pictures/100002010000022B00000138026141EF93FFD8D3.png" manifest:media-type="image/png"/>
  <manifest:file-entry manifest:full-path="Pictures/100002010000022B00000138C1C7AFA208FDE16B.png" manifest:media-type="image/png"/>
  <manifest:file-entry manifest:full-path="Pictures/100002010000022B000001383A059D76868EE3B8.png" manifest:media-type="image/png"/>
  <manifest:file-entry manifest:full-path="Pictures/10300C700000395C0000203FABE18B7627AD9776.wmf" manifest:media-type="image/x-wmf"/>
  <manifest:file-entry manifest:full-path="Pictures/10300C700000395C0000203F4B2EC111DA593D84.wmf" manifest:media-type="image/x-wmf"/>
  <manifest:file-entry manifest:full-path="Pictures/100002010000022B000001387F8CBF603D579C81.png" manifest:media-type="image/png"/>
  <manifest:file-entry manifest:full-path="Pictures/10300C700000395C0000203F2E4B0FA2E9419D78.wmf" manifest:media-type="image/x-wmf"/>
  <manifest:file-entry manifest:full-path="Pictures/100002010000022B00000138C8D0DF036B705552.png" manifest:media-type="image/png"/>
  <manifest:file-entry manifest:full-path="Pictures/100000000000055600000300DAF49DCBF446B41C.png" manifest:media-type="image/png"/>
  <manifest:file-entry manifest:full-path="Pictures/100000000000055600000300DB711C3ECF3838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/>
    </style:style>
    <style:style style:name="P2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s" fo:country="ES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fo:color="#ff4000" loext:opacity="100%" fo:font-weight="normal" officeooo:paragraph-rsid="000c629c" fo:background-color="#000000" style:font-weight-asian="normal" style:font-weight-complex="normal"/>
    </style:style>
    <style:style style:name="P5" style:family="paragraph" style:parent-style-name="Standard" style:master-page-name="Standard">
      <style:paragraph-properties fo:margin-top="0cm" fo:margin-bottom="0.353cm" style:contextual-spacing="false" fo:line-height="100%" style:page-number="auto"/>
      <style:text-properties officeooo:paragraph-rsid="000c629c"/>
    </style:style>
    <style:style style:name="T1" style:family="text">
      <style:text-properties style:font-name="Calibri" fo:font-size="11pt" fo:language="es" fo:country="ES" style:font-size-asian="11pt"/>
    </style:style>
    <style:style style:name="T2" style:family="text">
      <style:text-properties style:font-name="Calibri" fo:font-size="11pt" fo:language="es" fo:country="ES" officeooo:rsid="000c629c" style:font-size-asian="11pt"/>
    </style:style>
    <style:style style:name="T3" style:family="text">
      <style:text-properties fo:font-variant="normal" fo:text-transform="none" fo:color="#1d2125" loext:opacity="100%" style:font-name="Open Sans" fo:font-size="10.5pt" fo:letter-spacing="normal" fo:language="es" fo:country="ES" fo:font-style="normal" fo:font-weight="normal" officeooo:rsid="000c629c" style:font-size-asian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/></text:p>
      <text:p text:style-name="P4"><text:span text:style-name="T2">URL:blogdemarcostico.wordpress.com</text:span></text:p>
      <text:p text:style-name="P2"><draw:frame draw:style-name="fr2" draw:name="Imagen1" text:anchor-type="as-char" svg:width="14.658cm" svg:height="8.229cm" draw:z-index="4"><draw:image xlink:href="Pictures/10300C700000395C0000203FA9E9F4A7ACF87258.wmf" xlink:type="simple" xlink:show="embed" xlink:actuate="onLoad" draw:mime-type="image/x-wmf"/><draw:image xlink:href="Pictures/100002010000022B00000138C1C7AFA208FDE16B.png" xlink:type="simple" xlink:show="embed" xlink:actuate="onLoad" draw:mime-type="image/png"/></draw:frame></text:p>
      <text:p text:style-name="P1"><draw:frame draw:style-name="fr2" draw:name="Imagen2" text:anchor-type="as-char" svg:width="14.658cm" svg:height="8.229cm" draw:z-index="0"><draw:image xlink:href="Pictures/10300C700000395C0000203FA11CC658F3933855.wmf" xlink:type="simple" xlink:show="embed" xlink:actuate="onLoad" draw:mime-type="image/x-wmf"/><draw:image xlink:href="Pictures/100002010000022B000001383A059D76868EE3B8.png" xlink:type="simple" xlink:show="embed" xlink:actuate="onLoad" draw:mime-type="image/png"/></draw:frame></text:p>
      <text:p text:style-name="P1"><text:soft-page-break/><draw:frame draw:style-name="fr2" draw:name="Imagen3" text:anchor-type="as-char" svg:width="14.658cm" svg:height="8.229cm" draw:z-index="1"><draw:image xlink:href="Pictures/10300C700000395C0000203FABE18B7627AD9776.wmf" xlink:type="simple" xlink:show="embed" xlink:actuate="onLoad" draw:mime-type="image/x-wmf"/><draw:image xlink:href="Pictures/100002010000022B00000138026141EF93FFD8D3.png" xlink:type="simple" xlink:show="embed" xlink:actuate="onLoad" draw:mime-type="image/png"/></draw:frame></text:p>
      <text:p text:style-name="P1"><draw:frame draw:style-name="fr2" draw:name="Imagen4" text:anchor-type="as-char" svg:width="14.658cm" svg:height="8.229cm" draw:z-index="2"><draw:image xlink:href="Pictures/10300C700000395C0000203F4B2EC111DA593D84.wmf" xlink:type="simple" xlink:show="embed" xlink:actuate="onLoad" draw:mime-type="image/x-wmf"/><draw:image xlink:href="Pictures/100002010000022B000001387F8CBF603D579C81.png" xlink:type="simple" xlink:show="embed" xlink:actuate="onLoad" draw:mime-type="image/png"/></draw:frame></text:p>
      <text:p text:style-name="P1"><text:soft-page-break/><draw:frame draw:style-name="fr2" draw:name="Imagen5" text:anchor-type="as-char" svg:width="14.658cm" svg:height="8.229cm" draw:z-index="3"><draw:image xlink:href="Pictures/10300C700000395C0000203F2E4B0FA2E9419D78.wmf" xlink:type="simple" xlink:show="embed" xlink:actuate="onLoad" draw:mime-type="image/x-wmf"/><draw:image xlink:href="Pictures/100002010000022B00000138C8D0DF036B705552.png" xlink:type="simple" xlink:show="embed" xlink:actuate="onLoad" draw:mime-type="image/png"/></draw:frame></text:p>
      <text:p text:style-name="P3"><draw:frame draw:style-name="fr1" draw:name="Imagen6" text:anchor-type="char" svg:width="16.51cm" svg:height="9.282cm" draw:z-index="5"><draw:image xlink:href="Pictures/100000000000055600000300DAF49DCBF446B41C.png" xlink:type="simple" xlink:show="embed" xlink:actuate="onLoad" draw:mime-type="image/png"/></draw:frame><draw:frame draw:style-name="fr1" draw:name="Imagen7" text:anchor-type="char" svg:width="16.51cm" svg:height="9.282cm" draw:z-index="6"><draw:image xlink:href="Pictures/100000000000055600000300DB711C3ECF3838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0T13:10:49.417000000</dc:date>
    <meta:editing-duration>PT8M55S</meta:editing-duration>
    <meta:editing-cycles>3</meta:editing-cycles>
    <meta:generator>LibreOffice/7.0.4.2$Windows_X86_64 LibreOffice_project/dcf040e67528d9187c66b2379df5ea4407429775</meta:generator>
    <meta:document-statistic meta:table-count="0" meta:image-count="7" meta:object-count="0" meta:page-count="3" meta:paragraph-count="6" meta:word-count="1" meta:character-count="34" meta:non-whitespace-character-count="34"/>
  </office:meta>
</office:document-meta>
</file>